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368cm" fo:margin-left="0.03cm" fo:margin-right="5.6cm" table:align="margins" style:writing-mode="lr-tb"/>
    </style:style>
    <style:style style:name="Tabella1.A" style:family="table-column">
      <style:table-column-properties style:column-width="5.112cm" style:rel-column-width="2898*"/>
    </style:style>
    <style:style style:name="Tabella1.B" style:family="table-column">
      <style:table-column-properties style:column-width="6.255cm" style:rel-column-width="3547*"/>
    </style:style>
    <style:style style:name="Tabella1.1" style:family="table-row">
      <style:table-row-properties style:keep-together="true"/>
    </style:style>
    <style:style style:name="Tabel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1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2" style:family="table">
      <style:table-properties style:width="16.97cm" fo:margin-left="0.03cm" fo:margin-right="-0.002cm" table:align="margins" style:writing-mode="lr-tb"/>
    </style:style>
    <style:style style:name="Tabella2.A" style:family="table-column">
      <style:table-column-properties style:column-width="5.976cm" style:rel-column-width="3388*"/>
    </style:style>
    <style:style style:name="Tabella2.B" style:family="table-column">
      <style:table-column-properties style:column-width="6.219cm" style:rel-column-width="3526*"/>
    </style:style>
    <style:style style:name="Tabella2.C" style:family="table-column">
      <style:table-column-properties style:column-width="4.771cm" style:rel-column-width="2705*"/>
    </style:style>
    <style:style style:name="Tabella2.1" style:family="table-row">
      <style:table-row-properties style:keep-together="true"/>
    </style:style>
    <style:style style:name="Tabel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2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Heading_20_1" style:master-page-name="Standard"/>
    <style:style style:name="P2" style:family="paragraph" style:parent-style-name="Standard">
      <style:paragraph-properties style:snap-to-layout-grid="false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ISPOSITIVI DI PROTEZIONE INDIVIDUALE</text:h>
      <text:p text:style-name="Standard"/>
      <text:p text:style-name="Standard">L’informazione e la formazione all’uso corretto dei mezzi di protezione individuale (DPI) assumono un ruolo fondamentale nella prevenzione delle patologie e degli infortuni nell’ambiente di lavoro.</text:p>
      <text:p text:style-name="Standard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2">ZONA DA PROTEGGERE</text:p>
          </table:table-cell>
          <table:table-cell table:style-name="Tabella1.B1" office:value-type="string">
            <text:p text:style-name="P2">DIPOSITIVO</text:p>
          </table:table-cell>
        </table:table-row>
        <table:table-row table:style-name="Tabella1.1">
          <table:table-cell table:style-name="Tabella1.A2" office:value-type="string">
            <text:p text:style-name="P2">Cuoio capelluto</text:p>
          </table:table-cell>
          <table:table-cell table:style-name="Tabella1.B2" office:value-type="string">
            <text:p text:style-name="P2">Berretti o cuffie</text:p>
          </table:table-cell>
        </table:table-row>
        <table:table-row table:style-name="Tabella1.1">
          <table:table-cell table:style-name="Tabella1.A2" office:value-type="string">
            <text:p text:style-name="P2">Organo dell’udito</text:p>
          </table:table-cell>
          <table:table-cell table:style-name="Tabella1.B2" office:value-type="string">
            <text:p text:style-name="P2">Protettori acustici (cuffie o tappi)</text:p>
          </table:table-cell>
        </table:table-row>
        <table:table-row table:style-name="Tabella1.1">
          <table:table-cell table:style-name="Tabella1.A2" office:value-type="string">
            <text:p text:style-name="P2">Occhi</text:p>
          </table:table-cell>
          <table:table-cell table:style-name="Tabella1.B2" office:value-type="string">
            <text:p text:style-name="P2">Occhiali </text:p>
            <text:p text:style-name="Standard">Maschere</text:p>
            <text:p text:style-name="Standard">Visiere</text:p>
          </table:table-cell>
        </table:table-row>
        <table:table-row table:style-name="Tabella1.1">
          <table:table-cell table:style-name="Tabella1.A2" office:value-type="string">
            <text:p text:style-name="P2">Apparato respiratorio</text:p>
          </table:table-cell>
          <table:table-cell table:style-name="Tabella1.B2" office:value-type="string">
            <text:p text:style-name="P2">Maschere anti polvere </text:p>
            <text:p text:style-name="Standard">Maschere antigas</text:p>
            <text:p text:style-name="Standard">Maschere per agenti biologici</text:p>
            <text:p text:style-name="Standard">Autorespiratori</text:p>
            <text:p text:style-name="Standard">Mascherine naso-bocca</text:p>
          </table:table-cell>
        </table:table-row>
        <table:table-row table:style-name="Tabella1.1">
          <table:table-cell table:style-name="Tabella1.A2" office:value-type="string">
            <text:p text:style-name="P2">Corpo</text:p>
          </table:table-cell>
          <table:table-cell table:style-name="Tabella1.B2" office:value-type="string">
            <text:p text:style-name="P2">Camici</text:p>
            <text:p text:style-name="Standard">Grembiuli </text:p>
          </table:table-cell>
        </table:table-row>
        <table:table-row table:style-name="Tabella1.1">
          <table:table-cell table:style-name="Tabella1.A2" office:value-type="string">
            <text:p text:style-name="P2">Mani </text:p>
          </table:table-cell>
          <table:table-cell table:style-name="Tabella1.B2" office:value-type="string">
            <text:p text:style-name="P2">Guanti (v. anche tabella dopo)</text:p>
          </table:table-cell>
        </table:table-row>
      </table:table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2">GUANTI CONSIGLIATI</text:p>
          </table:table-cell>
          <table:table-cell table:style-name="Tabella2.A1" office:value-type="string">
            <text:p text:style-name="P2">ATTIVITÀ</text:p>
          </table:table-cell>
          <table:table-cell table:style-name="Tabella2.C1" office:value-type="string">
            <text:p text:style-name="P2">GUANTI ALTERNATIVI</text:p>
          </table:table-cell>
        </table:table-row>
        <table:table-row table:style-name="Tabella2.1">
          <table:table-cell table:style-name="Tabella2.A2" office:value-type="string">
            <text:p text:style-name="P2">Guanti chirurgici sterili in LATTICE con talco</text:p>
          </table:table-cell>
          <table:table-cell table:style-name="Tabella2.A2" office:value-type="string">
            <text:p text:style-name="P2">Operazioni chirurgiche svariate</text:p>
            <text:p text:style-name="Standard">Strumentisti</text:p>
          </table:table-cell>
          <table:table-cell table:style-name="Tabella2.C2" office:value-type="string">
            <text:p text:style-name="P2">Guanti sterili di durapirene</text:p>
            <text:p text:style-name="Standard">Guanti chirurgici sterili in lattice non talcati</text:p>
          </table:table-cell>
        </table:table-row>
        <table:table-row table:style-name="Tabella2.1">
          <table:table-cell table:style-name="Tabella2.A2" office:value-type="string">
            <text:p text:style-name="P2">Guanti sterili in VINILE</text:p>
          </table:table-cell>
          <table:table-cell table:style-name="Tabella2.A2" office:value-type="string">
            <text:p text:style-name="P2">Medicazioni</text:p>
            <text:p text:style-name="Standard">Indagini "strumentali"</text:p>
            <text:p text:style-name="Standard">Broncoaspirazioni</text:p>
            <text:p text:style-name="Standard">Cateterismi vescicali</text:p>
          </table:table-cell>
          <table:table-cell table:style-name="Tabella2.C2" office:value-type="string">
            <text:p text:style-name="P2"/>
          </table:table-cell>
        </table:table-row>
        <table:table-row table:style-name="Tabella2.1">
          <table:table-cell table:style-name="Tabella2.A2" office:value-type="string">
            <text:p text:style-name="P2">Guanti per visita non sterili in LATTICE</text:p>
          </table:table-cell>
          <table:table-cell table:style-name="Tabella2.A2" office:value-type="string">
            <text:p text:style-name="P2">Medicazioni "sporche"</text:p>
            <text:p text:style-name="Standard">Prelievi ematici </text:p>
            <text:p text:style-name="Standard">Preparazione di farmaci antiblastici</text:p>
            <text:p text:style-name="Standard">Contatto con materiale biologico</text:p>
            <text:p text:style-name="Standard">Manipolazione rifiuti ospedalieri</text:p>
            <text:p text:style-name="Standard">Cure igieniche</text:p>
          </table:table-cell>
          <table:table-cell table:style-name="Tabella2.C2" office:value-type="string">
            <text:p text:style-name="P2">Guanti per visita non sterili in vinile (da preferirsi a quelli in lattice)</text:p>
          </table:table-cell>
        </table:table-row>
        <table:table-row table:style-name="Tabella2.1">
          <table:table-cell table:style-name="Tabella2.A2" office:value-type="string">
            <text:p text:style-name="P2">Guanti in POLIETILENE</text:p>
          </table:table-cell>
          <table:table-cell table:style-name="Tabella2.A2" office:value-type="string">
            <text:p text:style-name="P2">Attività domestico-alberghiere</text:p>
            <text:p text:style-name="Standard">Cure igieniche</text:p>
            <text:p text:style-name="Standard">Manipolazione padelle</text:p>
          </table:table-cell>
          <table:table-cell table:style-name="Tabella2.C2" office:value-type="string">
            <text:p text:style-name="P2"/>
          </table:table-cell>
        </table:table-row>
        <table:table-row table:style-name="Tabella2.1">
          <table:table-cell table:style-name="Tabella2.A2" office:value-type="string">
            <text:p text:style-name="P2">Guanti da cucina personalizzati</text:p>
          </table:table-cell>
          <table:table-cell table:style-name="Tabella2.A2" office:value-type="string">
            <text:p text:style-name="P2">Attività domestico-alberghiere:</text:p>
            <text:p text:style-name="Standard">pulizie ambienti</text:p>
            <text:p text:style-name="Standard">lavaggio stoviglie </text:p>
            <text:p text:style-name="Standard">lavaggio strumenti</text:p>
          </table:table-cell>
          <table:table-cell table:style-name="Tabella2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e_20__28_Web_29_" style:display-name="Normale (Web)" style:family="paragraph" style:parent-style-name="Standard">
      <style:paragraph-properties fo:margin-top="0.494cm" fo:margin-bottom="0.494cm"/>
    </style:style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DISPOSITIVI DI PROTEZIONE INDIVIDUALE</dc:title>
    <meta:initial-creator>caresia.marco</meta:initial-creator>
    <meta:creation-date>2006-02-17T15:25:00</meta:creation-date>
    <dc:creator>Marco Caresia</dc:creator>
    <dc:date>2006-07-19T17:39:29</dc:date>
    <dc:language>it-IT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53" meta:word-count="171" meta:character-count="1329"/>
  </office:meta>
</office:document-meta>
</file>